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26cm" fo:min-width="1.886cm"/>
    </style:style>
    <style:style style:name="gr2" style:family="graphic" style:parent-style-name="standard">
      <style:graphic-properties draw:textarea-horizontal-align="justify" draw:textarea-vertical-align="middle" draw:auto-grow-height="false" fo:min-height="0.191cm" fo:min-width="2.77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235cm" fo:min-width="3.26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235cm" fo:min-width="3.377cm"/>
    </style:style>
    <style:style style:name="gr7" style:family="graphic" style:parent-style-name="standard">
      <style:graphic-properties draw:textarea-horizontal-align="justify" draw:textarea-vertical-align="middle" draw:auto-grow-height="false" fo:min-height="0.526cm" fo:min-width="1.9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style:paragraph-properties fo:text-align="center"/>
      <style:text-properties fo:font-size="6pt" style:font-size-asian="18pt" style:font-size-complex="18pt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ivzeto">
        <draw:custom-shape draw:style-name="gr1" draw:text-style-name="P1" xml:id="id1" draw:id="id1" draw:layer="layout" svg:width="4.77cm" svg:height="1.55cm" svg:x="6.844cm" svg:y="2.629cm">
          <text:p text:style-name="P1"><text:span text:style-name="T1">Table DataRows.Count&gt;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2" draw:id="id2" draw:layer="layout" svg:width="3.278cm" svg:height="0.441cm" svg:x="3.202cm" svg:y="4.735cm">
          <text:p text:style-name="P1"><text:span text:style-name="T1">mode=NEW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278cm" svg:height="0.441cm" svg:x="13.153cm" svg:y="4.773cm">
          <text:p text:style-name="P1"><text:span text:style-name="T1">mode=VIEW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844cm" svg:y1="3.404cm" svg:x2="4.841cm" svg:y2="4.735cm" draw:start-shape="id1" draw:start-glue-point="5" draw:end-shape="id2" svg:d="M6844 3404h-2003v1331" svg:viewBox="0 0 2004 1332">
          <text:p text:style-name="P1">No</text:p>
        </draw:connector>
        <draw:connector draw:style-name="gr3" draw:text-style-name="P1" draw:layer="layout" svg:x1="11.614cm" svg:y1="3.404cm" svg:x2="14.792cm" svg:y2="4.773cm" draw:start-shape="id1" draw:start-glue-point="7" draw:end-shape="id3" draw:end-glue-point="0" svg:d="M11614 3404h3178v1369" svg:viewBox="0 0 3179 1370">
          <text:p text:style-name="P1">Yes</text:p>
        </draw:connector>
        <draw:custom-shape draw:style-name="gr4" draw:text-style-name="P3" xml:id="id4" draw:id="id4" draw:layer="layout" svg:width="3.816cm" svg:height="0.537cm" svg:x="7.324cm" svg:y="1cm">
          <text:p text:style-name="P3">Read DataTab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9.232cm" svg:y1="1.537cm" svg:x2="9.229cm" svg:y2="2.629cm" draw:start-shape="id4" draw:start-glue-point="2" draw:end-shape="id1" draw:end-glue-point="4" svg:d="M9232 1537v546h-3v546" svg:viewBox="0 0 4 1093">
          <text:p/>
        </draw:connector>
        <draw:custom-shape draw:style-name="gr6" draw:text-style-name="P3" xml:id="id5" draw:id="id5" draw:layer="layout" svg:width="3.929cm" svg:height="0.537cm" svg:x="2.877cm" svg:y="6.521cm">
          <text:p text:style-name="P3">Button_SaveDataTable.Visible=true</text:p>
          <text:p text:style-name="P3">Button_SaveDataTable.:Enable=fal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4.841cm" svg:y1="5.176cm" svg:x2="4.841cm" svg:y2="6.521cm" draw:start-shape="id2" draw:start-glue-point="2" draw:end-shape="id5" draw:end-glue-point="0" svg:d="M4841 5176v1345" svg:viewBox="0 0 1 1346">
          <text:p/>
        </draw:connector>
        <draw:custom-shape draw:style-name="gr7" draw:text-style-name="P1" xml:id="id6" draw:id="id6" draw:layer="layout" svg:width="4.869cm" svg:height="1.55cm" svg:x="2.397cm" svg:y="7.864cm">
          <text:p text:style-name="P1"><text:span text:style-name="T1">Any data cheng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3" xml:id="id7" draw:id="id7" draw:layer="layout" svg:width="3.929cm" svg:height="0.537cm" svg:x="2.819cm" svg:y="10.949cm">
          <text:p text:style-name="P3">Button_SaveDataTable.:Enable=fal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4.841cm" svg:y1="7.058cm" svg:x2="4.832cm" svg:y2="7.864cm" draw:start-shape="id5" draw:start-glue-point="2" draw:end-shape="id6" draw:end-glue-point="4" svg:d="M4841 7058v403h-9v403" svg:viewBox="0 0 10 807">
          <text:p/>
        </draw:connector>
        <draw:connector draw:style-name="gr3" draw:text-style-name="P1" draw:layer="layout" draw:line-skew="0.036cm" svg:x1="7.266cm" svg:y1="8.639cm" svg:x2="6.748cm" svg:y2="11.217cm" draw:start-shape="id6" draw:start-glue-point="7" draw:end-shape="id7" draw:end-glue-point="1" svg:d="M7266 8639h537v2578h-1055" svg:viewBox="0 0 1056 2579">
          <text:p text:style-name="P1">Yes</text:p>
          <text:p text:style-name="P1"/>
        </draw:connector>
        <draw:connector draw:style-name="gr3" draw:text-style-name="P1" draw:layer="layout" draw:line-skew="0cm -0.457cm" svg:x1="4.832cm" svg:y1="9.414cm" svg:x2="2.397cm" svg:y2="8.639cm" draw:start-shape="id6" draw:start-glue-point="6" draw:end-shape="id6" draw:end-glue-point="5" svg:d="M4832 9414v502h-3394v-1277h959" svg:viewBox="0 0 3395 1278">
          <text:p text:style-name="P1">No</text:p>
        </draw:connector>
        <draw:connector draw:style-name="gr5" draw:text-style-name="P1" draw:layer="layout" svg:x1="4.783cm" svg:y1="11.486cm" svg:x2="4.793cm" svg:y2="12.213cm" draw:start-shape="id7" draw:start-glue-point="2" svg:d="M4783 11486v614h10v113" svg:viewBox="0 0 11 7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l" fo:country="S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7" draw:fill-hatch-name="Hatching_20_1" draw:fill-image-name="Bitmap_20_1"/>
    </style:style>
    <style:style style:name="Predmet_20_brez_20_polnila_20_in_20_brez_20_črt" style:display-name="Predmet brez polnila in brez črt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ivze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9T16:04:14.366000000</meta:creation-date>
    <dc:date>2015-01-09T16:26:24.581000000</dc:date>
    <meta:editing-duration>PT7M</meta:editing-duration>
    <meta:editing-cycles>1</meta:editing-cycles>
    <meta:document-statistic meta:object-count="15"/>
    <meta:generator>LibreOffice/4.3.4.1$Windows_x86 LibreOffice_project/bc356b2f991740509f321d70e4512a6a54c5f243</meta:generator>
  </office:meta>
</office:document-meta>
</file>